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94bd5e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e6e64c" draw:textarea-horizontal-align="center" draw:textarea-vertical-align="middle" draw:shadow="visible"/>
    </style:style>
    <style:style style:name="gr6" style:family="graphic" style:parent-style-name="standard">
      <style:graphic-properties draw:stroke="dash" draw:stroke-dash="Fine_20_Dashed" draw:fill="solid" draw:fill-color="#e6e6e6" draw:textarea-horizontal-align="center" draw:textarea-vertical-align="middle" draw:shadow="visible"/>
    </style:style>
    <style:style style:name="gr7" style:family="graphic" style:parent-style-name="standard">
      <style:graphic-properties draw:marker-end="Arrowheads_20_1" draw:textarea-horizontal-align="center" draw:textarea-vertical-align="middle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  <style:text-properties fo:font-size="12pt" fo:font-style="italic"/>
    </style:style>
    <style:style style:name="P7" style:family="paragraph">
      <style:text-properties fo:font-size="12pt" fo:font-style="italic"/>
    </style:style>
    <style:style style:name="P8" style:family="paragraph">
      <style:paragraph-properties fo:text-align="center"/>
      <style:text-properties fo:font-size="14pt"/>
    </style:style>
    <style:style style:name="P9" style:family="paragraph">
      <style:paragraph-properties fo:margin-left="0cm" fo:margin-right="0cm" fo:text-indent="0cm"/>
      <style:text-properties fo:color="#808080" fo:font-size="12pt" fo:font-style="italic"/>
    </style:style>
    <style:style style:name="P10" style:family="paragraph">
      <style:paragraph-properties fo:text-align="center"/>
      <style:text-properties fo:font-size="12pt" fo:font-style="italic"/>
    </style:style>
    <style:style style:name="T1" style:family="text">
      <style:text-properties fo:font-size="12pt" fo:font-style="italic"/>
    </style:style>
    <style:style style:name="T2" style:family="text">
      <style:text-properties fo:font-size="14pt"/>
    </style:style>
    <style:style style:name="T3" style:family="text">
      <style:text-properties fo:color="#808080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48cm" svg:height="1.905cm" svg:x="4.445cm" svg:y="3.81cm">
          <text:p text:style-name="P2"/>
        </draw:rect>
        <draw:frame draw:style-name="gr2" draw:layer="layout" svg:width="3.982cm" svg:height="0.962cm" svg:x="5.715cm" svg:y="4.245cm">
          <draw:text-box>
            <text:p text:style-name="P2">Read Dialog</text:p>
          </draw:text-box>
        </draw:frame>
        <draw:line draw:style-name="gr3" draw:text-style-name="P3" draw:layer="layout" svg:x1="7.62cm" svg:y1="5.715cm" svg:x2="7.62cm" svg:y2="6.985cm">
          <text:p text:style-name="P2"/>
        </draw:line>
        <draw:rect draw:style-name="gr1" draw:text-style-name="P1" draw:layer="layout" svg:width="6.48cm" svg:height="1.905cm" svg:x="4.445cm" svg:y="6.985cm">
          <text:p text:style-name="P2"/>
        </draw:rect>
        <draw:frame draw:style-name="gr2" draw:layer="layout" svg:width="6.31cm" svg:height="1.673cm" svg:x="4.445cm" svg:y="7.085cm">
          <draw:text-box>
            <text:p text:style-name="P2">Server Configuration</text:p>
            <text:p text:style-name="P4">Dialog</text:p>
          </draw:text-box>
        </draw:frame>
        <draw:line draw:style-name="gr3" draw:text-style-name="P3" draw:layer="layout" svg:x1="7.62cm" svg:y1="8.89cm" svg:x2="7.62cm" svg:y2="10.16cm">
          <text:p text:style-name="P2"/>
        </draw:line>
        <draw:rect draw:style-name="gr1" draw:text-style-name="P1" draw:layer="layout" svg:width="6.48cm" svg:height="1.905cm" svg:x="4.445cm" svg:y="10.16cm">
          <text:p text:style-name="P2"/>
        </draw:rect>
        <draw:frame draw:style-name="gr2" draw:layer="layout" svg:width="4.092cm" svg:height="1.673cm" svg:x="5.715cm" svg:y="10.26cm">
          <draw:text-box>
            <text:p text:style-name="P2">Server Login</text:p>
            <text:p text:style-name="P4">Settings</text:p>
          </draw:text-box>
        </draw:frame>
        <draw:rect draw:style-name="gr1" draw:text-style-name="P1" draw:layer="layout" svg:width="6.48cm" svg:height="1.905cm" svg:x="4.445cm" svg:y="13.335cm">
          <text:p text:style-name="P2"/>
        </draw:rect>
        <draw:frame draw:style-name="gr2" draw:layer="layout" svg:width="3.952cm" svg:height="0.962cm" svg:x="5.715cm" svg:y="13.87cm">
          <draw:text-box>
            <text:p text:style-name="P2">Write Dialog</text:p>
          </draw:text-box>
        </draw:frame>
        <draw:line draw:style-name="gr3" draw:text-style-name="P3" draw:layer="layout" svg:x1="7.62cm" svg:y1="12.065cm" svg:x2="7.62cm" svg:y2="13.335cm">
          <text:p text:style-name="P2"/>
        </draw:line>
        <draw:frame draw:style-name="gr4" draw:text-style-name="P6" draw:layer="layout" svg:width="4.939cm" svg:height="0.725cm" svg:x="2.246cm" svg:y="9.435cm">
          <draw:text-box>
            <text:p text:style-name="P5"><text:span text:style-name="T1">Pressing &lt;Next&gt; button</text:span></text:p>
          </draw:text-box>
        </draw:frame>
        <draw:frame draw:style-name="gr4" draw:text-style-name="P6" draw:layer="layout" svg:width="5.366cm" svg:height="0.725cm" svg:x="1.819cm" svg:y="12.61cm">
          <draw:text-box>
            <text:p text:style-name="P5"><text:span text:style-name="T1">Pressing &lt;Accept&gt; button</text:span></text:p>
          </draw:text-box>
        </draw:frame>
        <draw:line draw:style-name="gr3" draw:text-style-name="P3" draw:layer="layout" svg:x1="10.795cm" svg:y1="3.81cm" svg:x2="12.065cm" svg:y2="3.81cm">
          <text:p text:style-name="P2"/>
        </draw:line>
        <draw:frame draw:style-name="gr4" draw:text-style-name="P7" draw:layer="layout" svg:width="5.082cm" svg:height="0.725cm" svg:x="8.89cm" svg:y="3.085cm">
          <draw:text-box>
            <text:p text:style-name="P2"><text:span text:style-name="T1">Pressing &lt;Abort&gt; button</text:span></text:p>
          </draw:text-box>
        </draw:frame>
        <draw:rect draw:style-name="gr5" draw:text-style-name="P1" draw:layer="layout" svg:width="3.81cm" svg:height="1.27cm" svg:x="12.065cm" svg:y="3.81cm">
          <text:p text:style-name="P2"/>
        </draw:rect>
        <draw:frame draw:style-name="gr2" draw:text-style-name="P8" draw:layer="layout" svg:width="3.728cm" svg:height="1.361cm" svg:x="12.065cm" svg:y="3.81cm">
          <draw:text-box>
            <text:p text:style-name="P4"><text:span text:style-name="T2">Really Abort?</text:span></text:p>
            <text:p text:style-name="P4"><text:span text:style-name="T2">Pop-Up Dialog</text:span></text:p>
          </draw:text-box>
        </draw:frame>
        <draw:line draw:style-name="gr3" draw:text-style-name="P3" draw:layer="layout" svg:x1="12.065cm" svg:y1="5.08cm" svg:x2="10.795cm" svg:y2="5.08cm">
          <text:p text:style-name="P2"/>
        </draw:line>
        <draw:frame draw:style-name="gr4" draw:text-style-name="P6" draw:layer="layout" svg:width="6.056cm" svg:height="0.725cm" svg:x="1.129cm" svg:y="6.26cm">
          <draw:text-box>
            <text:p text:style-name="P5"><text:span text:style-name="T1">After the configuration is read</text:span></text:p>
          </draw:text-box>
        </draw:frame>
        <draw:rect draw:style-name="gr6" draw:text-style-name="P1" draw:layer="layout" svg:width="3.81cm" svg:height="1.27cm" svg:x="12.065cm" svg:y="6.985cm">
          <text:p text:style-name="P2"/>
        </draw:rect>
        <draw:line draw:style-name="gr3" draw:text-style-name="P3" draw:layer="layout" svg:x1="10.795cm" svg:y1="6.985cm" svg:x2="12.065cm" svg:y2="6.985cm">
          <text:p text:style-name="P2"/>
        </draw:line>
        <draw:line draw:style-name="gr3" draw:text-style-name="P3" draw:layer="layout" svg:x1="12.065cm" svg:y1="8.255cm" svg:x2="10.795cm" svg:y2="8.255cm">
          <text:p text:style-name="P2"/>
        </draw:line>
        <draw:line draw:style-name="gr3" draw:text-style-name="P3" draw:layer="layout" svg:x1="10.795cm" svg:y1="10.16cm" svg:x2="12.065cm" svg:y2="10.16cm">
          <text:p text:style-name="P2"/>
        </draw:line>
        <draw:line draw:style-name="gr3" draw:text-style-name="P3" draw:layer="layout" svg:x1="12.065cm" svg:y1="11.43cm" svg:x2="10.795cm" svg:y2="11.43cm">
          <text:p text:style-name="P2"/>
        </draw:line>
        <draw:line draw:style-name="gr3" draw:text-style-name="P3" draw:layer="layout" svg:x1="10.795cm" svg:y1="13.335cm" svg:x2="12.065cm" svg:y2="13.335cm">
          <text:p text:style-name="P2"/>
        </draw:line>
        <draw:line draw:style-name="gr3" draw:text-style-name="P3" draw:layer="layout" svg:x1="12.065cm" svg:y1="14.605cm" svg:x2="10.795cm" svg:y2="14.605cm">
          <text:p text:style-name="P2"/>
        </draw:line>
        <draw:frame draw:style-name="gr4" draw:text-style-name="P9" draw:layer="layout" svg:width="5.082cm" svg:height="0.725cm" svg:x="8.89cm" svg:y="6.26cm">
          <draw:text-box>
            <text:p text:style-name="P2"><text:span text:style-name="T3">Pressing &lt;Abort&gt; button</text:span></text:p>
          </draw:text-box>
        </draw:frame>
        <draw:frame draw:style-name="gr4" draw:text-style-name="P10" draw:layer="layout" svg:width="2.314cm" svg:height="1.199cm" svg:x="10.987cm" svg:y="5.08cm">
          <draw:text-box>
            <text:p text:style-name="P4"><text:span text:style-name="T1">&lt;Cancel&gt;</text:span></text:p>
            <text:p text:style-name="P4"><text:span text:style-name="T1">button</text:span></text:p>
          </draw:text-box>
        </draw:frame>
        <draw:line draw:style-name="gr7" draw:text-style-name="P3" draw:layer="layout" svg:x1="15.875cm" svg:y1="3.81cm" svg:x2="17.145cm" svg:y2="3.81cm">
          <text:p text:style-name="P2"/>
        </draw:line>
        <draw:line draw:style-name="gr7" draw:text-style-name="P3" draw:layer="layout" svg:x1="17.145cm" svg:y1="3.81cm" svg:x2="17.145cm" svg:y2="16.51cm">
          <text:p text:style-name="P2"/>
        </draw:line>
        <draw:line draw:style-name="gr7" draw:text-style-name="P3" draw:layer="layout" svg:x1="15.875cm" svg:y1="6.985cm" svg:x2="17.145cm" svg:y2="6.985cm">
          <text:p text:style-name="P2"/>
        </draw:line>
        <draw:rect draw:style-name="gr6" draw:text-style-name="P1" draw:layer="layout" svg:width="3.81cm" svg:height="1.27cm" svg:x="12.065cm" svg:y="10.16cm">
          <text:p text:style-name="P2"/>
        </draw:rect>
        <draw:line draw:style-name="gr7" draw:text-style-name="P3" draw:layer="layout" svg:x1="15.875cm" svg:y1="10.16cm" svg:x2="17.145cm" svg:y2="10.16cm">
          <text:p text:style-name="P2"/>
        </draw:line>
        <draw:rect draw:style-name="gr6" draw:text-style-name="P1" draw:layer="layout" svg:width="3.81cm" svg:height="1.27cm" svg:x="12.065cm" svg:y="13.335cm">
          <text:p text:style-name="P2"/>
        </draw:rect>
        <draw:line draw:style-name="gr7" draw:text-style-name="P3" draw:layer="layout" svg:x1="15.875cm" svg:y1="13.335cm" svg:x2="17.145cm" svg:y2="13.335cm">
          <text:p text:style-name="P2"/>
        </draw:line>
        <draw:frame draw:style-name="gr4" draw:text-style-name="P9" draw:layer="layout" svg:width="5.082cm" svg:height="0.725cm" svg:x="8.888cm" svg:y="9.435cm">
          <draw:text-box>
            <text:p text:style-name="P2"><text:span text:style-name="T3">Pressing &lt;Abort&gt; button</text:span></text:p>
          </draw:text-box>
        </draw:frame>
        <draw:frame draw:style-name="gr4" draw:text-style-name="P9" draw:layer="layout" svg:width="5.082cm" svg:height="0.725cm" svg:x="8.888cm" svg:y="12.61cm">
          <draw:text-box>
            <text:p text:style-name="P2"><text:span text:style-name="T3">Pressing &lt;Abort&gt; button</text:span></text:p>
          </draw:text-box>
        </draw:frame>
        <draw:frame draw:style-name="gr4" draw:text-style-name="P7" draw:layer="layout" svg:width="2.454cm" svg:height="0.725cm" svg:x="14.691cm" svg:y="3.085cm">
          <draw:text-box>
            <text:p text:style-name="P2"><text:span text:style-name="T1">Confirmed</text:span></text:p>
          </draw:text-box>
        </draw:frame>
        <draw:line draw:style-name="gr3" draw:text-style-name="P3" draw:layer="layout" svg:x1="7.62cm" svg:y1="15.24cm" svg:x2="7.62cm" svg:y2="16.51cm">
          <text:p text:style-name="P2"/>
        </draw:line>
        <draw:frame draw:style-name="gr4" draw:text-style-name="P9" draw:layer="layout" svg:width="2.454cm" svg:height="0.725cm" svg:x="14.691cm" svg:y="6.26cm">
          <draw:text-box>
            <text:p text:style-name="P2"><text:span text:style-name="T3">Confirmed</text:span></text:p>
          </draw:text-box>
        </draw:frame>
        <draw:frame draw:style-name="gr4" draw:text-style-name="P9" draw:layer="layout" svg:width="2.454cm" svg:height="0.725cm" svg:x="14.691cm" svg:y="9.435cm">
          <draw:text-box>
            <text:p text:style-name="P2"><text:span text:style-name="T3">Confirmed</text:span></text:p>
          </draw:text-box>
        </draw:frame>
        <draw:frame draw:style-name="gr4" draw:text-style-name="P9" draw:layer="layout" svg:width="2.454cm" svg:height="0.725cm" svg:x="14.691cm" svg:y="12.61cm">
          <draw:text-box>
            <text:p text:style-name="P2"><text:span text:style-name="T3">Confirm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11-03T14:57:01</meta:creation-date>
    <dc:date>2005-11-14T09:29:14</dc:date>
    <dc:language>en-US</dc:language>
    <meta:editing-cycles>5</meta:editing-cycles>
    <meta:editing-duration>PT18H35M48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